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Text_20_body">
      <style:text-properties officeooo:rsid="008ae37a" officeooo:paragraph-rsid="008ae37a"/>
    </style:style>
    <style:style style:name="P3" style:family="paragraph" style:parent-style-name="Text_20_body">
      <style:text-properties officeooo:rsid="008b1c55" officeooo:paragraph-rsid="008b1c55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Texto_20_JJ_26_Shhh_21_">
      <style:text-properties officeooo:rsid="0005957b" officeooo:paragraph-rsid="008e01eb"/>
    </style:style>
    <style:style style:name="P6" style:family="paragraph" style:parent-style-name="Texto_20_JJ_26_Shhh_21_">
      <style:text-properties officeooo:paragraph-rsid="008e01eb" fo:background-color="transparent"/>
    </style:style>
    <style:style style:name="P7" style:family="paragraph" style:parent-style-name="Texto_20_JJ_26_Shhh_21_">
      <style:text-properties officeooo:paragraph-rsid="008e01eb"/>
    </style:style>
    <style:style style:name="T1" style:family="text">
      <style:text-properties officeooo:rsid="008b1c55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840bd4"/>
    </style:style>
    <style:style style:name="T4" style:family="text">
      <style:text-properties officeooo:rsid="000595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Microsoft Windows 7 Professional</text:h>
      <text:p text:style-name="P6"/>
      <text:p text:style-name="P7"><text:span text:style-name="T2">El sistema operativo principal será Microsoft Windows 7 Professional. </text:span><text:span text:style-name="T3">Al ser un presupuesto para la</text:span> Generalitat de Catalu<text:span text:style-name="T4">ny</text:span>a, <text:span text:style-name="T3">ellos nos proporcionaran dichas licencias totalmente gratuitas</text:span>.</text:p>
      <text:p text:style-name="P5">Hemos elegido este sistema operativo por el conocimiento general de la población, ya que están acostumbrados a tratar con este S.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5-12-18T10:24:34.237266421</dc:date>
    <meta:editing-duration>PT10H39M43S</meta:editing-duration>
    <meta:editing-cycles>140</meta:editing-cycles>
    <meta:generator>LibreOffice/5.0.3.2$Linux_X86_64 LibreOffice_project/00m0$Build-2</meta:generator>
    <meta:document-statistic meta:table-count="0" meta:image-count="0" meta:object-count="0" meta:page-count="1" meta:paragraph-count="4" meta:word-count="52" meta:character-count="361" meta:non-whitespace-character-count="314"/>
  </office:meta>
</office:document-meta>
</file>